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ud_cours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PID</text:p>
          </table:table-cell>
          <table:table-cell office:value-type="string" table:style-name="ce1">
            <text:p>CCODE</text:p>
          </table:table-cell>
          <table:table-cell office:value-type="string" table:style-name="ce1">
            <text:p>grade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H20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S10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S102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S2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S202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CS45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L209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FR2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FR20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GE20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PE2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DR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L10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L10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PE105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CS2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CS207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MA103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T102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EL1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FR10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GE101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DR205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EL10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EL207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E2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H2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H202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EL1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U204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DR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DR10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EL1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CS41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CS45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MA309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30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CS410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DR402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FR4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MU307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S310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S32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CS360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MA306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ST306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CS10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DR20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EL209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MA10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PE20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FR301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GE3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S1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A101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A1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ST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MA2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MA20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PH206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ST20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DR1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EL10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MU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E1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H307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CS41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EL4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MU40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H406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CS20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PE106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PE2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T203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CS410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DR303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GE3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MU40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DR10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DR10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EL101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FR10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CS10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FR20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E10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MA10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PH10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S20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FR30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GE30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MA103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S41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CS450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MA308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PH306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DR3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EL303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EL309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MU208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CS20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A2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A20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ST205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S360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S410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CS450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MA306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PH406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CS1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CS201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FR101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PH101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CS10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FR10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10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PH1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ST1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CS202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CS207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20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ST203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ST205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DR303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EL207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EL303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MU20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MU304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CS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MA10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PE108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PH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T101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FR102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GE10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MU101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PE1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ST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EL207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FR2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FR205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GE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CS10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EL10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PE106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PE108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MA306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MA308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PH306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CS1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EL303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FR3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CS20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CS202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CS20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A204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A205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CS101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MA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ST101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ST102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EL101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PE1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PE103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CH101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FR205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GE2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MU101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S202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S20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FR2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MA204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MA205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DR10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EL105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MU101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PE10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CS410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CS450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EL405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FR407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PH406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DR205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EL207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PE2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DR205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DR206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EL207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EL209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FR201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CS202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DR303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MU208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MU304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DR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EL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FR10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GE101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PE101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CS101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CS103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MA101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ST10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CS410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FR407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MU101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PE108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PH406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number-rows-repeated="1048368" table:style-name="ro1">
          <table:table-cell table:number-columns-repeated="16384"/>
        </table:table-row>
      </table:table>
      <table:named-expressions>
        <table:named-range table:name="stud_course" table:cell-range-address="stud_course.$A$1:stud_course.$C$208" table:base-cell-address="stud_cours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9:19Z</meta:creation-date>
    <dc:date>2014-04-15T06:59:19Z</dc:date>
  </office:meta>
</office:document-meta>
</file>